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74620520304768587" text:style-name="L1">
        <text:list-item>
          <text:p text:style-name="P1">Aufgabenplanung</text:p>
        </text:list-item>
        <text:list-item>
          <text:p text:style-name="P1">Modelllierung der App</text:p>
        </text:list-item>
        <text:list-item>
          <text:p text:style-name="P1">Datenbank</text:p>
          <text:list>
            <text:list-item>
              <text:p text:style-name="P1">Kommunikation</text:p>
              <text:list>
                <text:list-item>
                  <text:p text:style-name="P1">php-files</text:p>
                </text:list-item>
                <text:list-item>
                  <text:p text:style-name="P1">JSON Parser</text:p>
                </text:list-item>
              </text:list>
            </text:list-item>
            <text:list-item>
              <text:p text:style-name="P1">Schema</text:p>
            </text:list-item>
          </text:list>
        </text:list-item>
        <text:list-item>
          <text:p text:style-name="P1">GUI</text:p>
        </text:list-item>
        <text:list-item>
          <text:p text:style-name="P1">Login/Sign Out</text:p>
          <text:list>
            <text:list-item>
              <text:p text:style-name="P1">Anmelden </text:p>
            </text:list-item>
            <text:list-item>
              <text:p text:style-name="P1">Registrieren (Name, Passwort) -&gt; SpielerID erhalten</text:p>
            </text:list-item>
            <text:list-item>
              <text:p text:style-name="P1">Abmelden/Profil löschen </text:p>
            </text:list-item>
          </text:list>
        </text:list-item>
        <text:list-item>
          <text:p text:style-name="P1">Spiel starten -&gt; neuer Tabelleneintrag -&gt; GameID</text:p>
          <text:list>
            <text:list-item>
              <text:p text:style-name="P1">Spieleranzahl auswählen</text:p>
            </text:list-item>
            <text:list-item>
              <text:p text:style-name="P1">Rollen auswählen</text:p>
            </text:list-item>
            <text:list-item>
              <text:p text:style-name="P1">Funktion für "SpielleiterTelefon"</text:p>
            </text:list-item>
          </text:list>
        </text:list-item>
        <text:list-item>
          <text:p text:style-name="P1">Spiel beitreten -&gt; GameID eingeben -&gt; player wird mit game verknüpft, qr code(hash code vom aktuellen timestamp)</text:p>
        </text:list-item>
        <text:list-item>
          <text:p text:style-name="P1">Spielablauf</text:p>
          <text:list>
            <text:list-item>
              <text:p text:style-name="P1">Phasen</text:p>
              <text:list>
                <text:list-item>
                  <text:p text:style-name="P1">Aktionen der einzelnen Rollen</text:p>
                </text:list-item>
                <text:list-item>
                  <text:p text:style-name="P1">Prozentgrenze für die Abstimmungen</text:p>
                </text:list-item>
                <text:list-item>
                  <text:p text:style-name="P1">Ende</text:p>
                </text:list-item>
              </text:list>
            </text:list-item>
            <text:list-item>
              <text:p text:style-name="P1">Datenaustausch zw. den Geräten?</text:p>
            </text:list-item>
          </text:list>
        </text:list-item>
        <text:list-item>
          <text:p text:style-name="P1">Spiel beenden -&gt; wenn fertig, Tabelleneintrag lösch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M14S</meta:editing-duration>
    <meta:editing-cycles>4</meta:editing-cycles>
    <meta:generator>OpenOffice/4.1.1$Win32 OpenOffice.org_project/411m6$Build-9775</meta:generator>
    <dc:date>2016-08-19T13:27:14.71</dc:date>
    <meta:document-statistic meta:table-count="0" meta:image-count="0" meta:object-count="0" meta:page-count="1" meta:paragraph-count="24" meta:word-count="99" meta:character-count="609"/>
    <meta:user-defined meta:name="Info 1"/>
    <meta:user-defined meta:name="Info 2"/>
    <meta:user-defined meta:name="Info 3"/>
    <meta:user-defined meta:name="Info 4"/>
  </office:meta>
</office:document-meta>
</file>